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text-properties officeooo:paragraph-rsid="001d4b60"/>
    </style:style>
    <style:style style:name="P3" style:family="paragraph">
      <style:text-properties style:font-name="F" fo:font-size="12pt"/>
    </style:style>
    <style:style style:name="P4" style:family="paragraph">
      <loext:graphic-properties draw:fill-color="#1c1c1c"/>
      <style:text-properties fo:color="#fff5ce" loext:opacity="100%" style:font-name="F" fo:font-size="12pt"/>
    </style:style>
    <style:style style:name="P5" style:family="paragraph">
      <style:text-properties fo:color="#fff5ce" loext:opacity="100%" style:font-name="F" fo:font-size="12pt"/>
    </style:style>
    <style:style style:name="T1" style:family="text">
      <style:text-properties fo:color="#fff5ce" loext:opacity="100%" style:font-name="F" fo:font-size="12pt"/>
    </style:style>
    <style:style style:name="gr1" style:family="graphic">
      <style:graphic-properties draw:fill-color="#1c1c1c" draw:textarea-horizontal-align="justify" draw:textarea-vertical-align="middle" draw:auto-grow-height="false" fo:min-height="0.3425in" fo:min-width="4.502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1c1c1c" draw:textarea-horizontal-align="justify" draw:textarea-vertical-align="middle" draw:auto-grow-height="false" fo:min-height="0.3425in" fo:min-width="4.5189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Docker Commands Cheat Sheetdocker images</text:p>
      <text:p text:style-name="P1">Images</text:p>
      <text:p text:style-name="Standard"><text:tab/>• List all local images </text:p>
      <text:p text:style-name="Standard"><draw:custom-shape text:anchor-type="paragraph" draw:z-index="0" draw:name="Shape 1" draw:style-name="gr2" draw:text-style-name="P4" svg:width="4.5189in" svg:height="0.3425in" svg:x="-0.1083in" svg:y="0.1047in"><text:p text:style-name="P5"><text:span text:style-name="T1"><text:s text:c="4"/></text:span><text:span text:style-name="T1">docker images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<text:tab/>• Delete an image </text:p>
      <text:p text:style-name="Standard"><draw:custom-shape text:anchor-type="paragraph" draw:z-index="1" draw:name="Shape 2" draw:style-name="gr1" draw:text-style-name="P4" svg:width="4.5031in" svg:height="0.3425in" svg:x="-0.1083in" svg:y="0.1047in"><text:p text:style-name="P3"><text:span text:style-name="T1"><text:s text:c="3"/></text:span><text:span text:style-name="T1">docker rmi &lt;image_name&gt;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<text:tab/>• Remove unused images </text:p>
      <text:p text:style-name="Standard"><draw:custom-shape text:anchor-type="paragraph" draw:z-index="2" draw:name="Shape 3" draw:style-name="gr1" draw:text-style-name="P4" svg:width="4.5031in" svg:height="0.3425in" svg:x="-0.1083in" svg:y="0.1047in"><text:p text:style-name="P3"><text:span text:style-name="T1"><text:s text:c="4"/></text:span><text:span text:style-name="T1">docker image prune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<text:tab/>• Build an image from a Dockerfile </text:p>
      <text:p text:style-name="Standard"><draw:custom-shape text:anchor-type="paragraph" draw:z-index="3" draw:name="Shape 4" draw:style-name="gr1" draw:text-style-name="P4" svg:width="4.5031in" svg:height="0.3425in" svg:x="-0.1083in" svg:y="0.1047in"><text:p text:style-name="P3"><text:span text:style-name="T1"><text:s text:c="4"/></text:span><text:span text:style-name="T1">docker build -t &lt;image_name&gt;:&lt;version&gt; 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>sh</text:p>
      <text:p text:style-name="Standard">CopyEdit</text:p>
      <text:p text:style-name="Standard">docker build -t &lt;image_name&gt;:&lt;version&gt; . --no-cache</text:p>
      <text:p text:style-name="Standard"/>
      <text:p text:style-name="Standard">Containers</text:p>
      <text:p text:style-name="Standard"><text:tab/>• List all containers (running &amp; stopped) </text:p>
      <text:p text:style-name="Standard"/>
      <text:p text:style-name="Standard">sh</text:p>
      <text:p text:style-name="Standard">CopyEdit</text:p>
      <text:p text:style-name="Standard">docker ps -a</text:p>
      <text:p text:style-name="Standard"><text:tab/>• List all running containers </text:p>
      <text:p text:style-name="Standard"/>
      <text:p text:style-name="Standard">sh</text:p>
      <text:p text:style-name="Standard">CopyEdit</text:p>
      <text:p text:style-name="Standard">docker ps</text:p>
      <text:p text:style-name="Standard"><text:tab/>• Create &amp; run a new container </text:p>
      <text:p text:style-name="Standard"/>
      <text:p text:style-name="Standard">sh</text:p>
      <text:p text:style-name="Standard">CopyEdit</text:p>
      <text:p text:style-name="Standard">docker run &lt;image_name&gt;</text:p>
      <text:p text:style-name="Standard"/>
      <text:p text:style-name="Standard">(If the image is not available locally, it will be downloaded from DockerHub)</text:p>
      <text:p text:style-name="Standard"><text:tab/>• Run container in the background </text:p>
      <text:p text:style-name="Standard"/>
      <text:p text:style-name="Standard">sh</text:p>
      <text:p text:style-name="Standard">CopyEdit</text:p>
      <text:p text:style-name="Standard">docker run -d &lt;image_name&gt;</text:p>
      <text:p text:style-name="Standard"><text:soft-page-break/><text:tab/>• Run container with a custom name </text:p>
      <text:p text:style-name="Standard"/>
      <text:p text:style-name="Standard">sh</text:p>
      <text:p text:style-name="Standard">CopyEdit</text:p>
      <text:p text:style-name="Standard">docker run --name &lt;container_name&gt; &lt;image_name&gt;</text:p>
      <text:p text:style-name="Standard"><text:tab/>• Port binding </text:p>
      <text:p text:style-name="Standard"/>
      <text:p text:style-name="Standard">sh</text:p>
      <text:p text:style-name="Standard">CopyEdit</text:p>
      <text:p text:style-name="Standard">docker run -p &lt;host_port&gt;:&lt;container_port&gt; &lt;image_name&gt;</text:p>
      <text:p text:style-name="Standard"><text:tab/>• Set environment variables </text:p>
      <text:p text:style-name="Standard"/>
      <text:p text:style-name="Standard">sh</text:p>
      <text:p text:style-name="Standard">CopyEdit</text:p>
      <text:p text:style-name="Standard">docker run -e &lt;var_name&gt;=&lt;var_value&gt; &lt;image_name&gt;</text:p>
      <text:p text:style-name="Standard"><text:tab/>• Start or stop an existing container </text:p>
      <text:p text:style-name="Standard"/>
      <text:p text:style-name="Standard">sh</text:p>
      <text:p text:style-name="Standard">CopyEdit</text:p>
      <text:p text:style-name="Standard">docker start &lt;container_name&gt;</text:p>
      <text:p text:style-name="Standard">docker stop &lt;container_name&gt;</text:p>
      <text:p text:style-name="Standard"><text:tab/>• Inspect a running container </text:p>
      <text:p text:style-name="Standard"/>
      <text:p text:style-name="Standard">sh</text:p>
      <text:p text:style-name="Standard">CopyEdit</text:p>
      <text:p text:style-name="Standard">docker inspect &lt;container_name&gt;</text:p>
      <text:p text:style-name="Standard"><text:tab/>• Delete a container </text:p>
      <text:p text:style-name="Standard"/>
      <text:p text:style-name="Standard">sh</text:p>
      <text:p text:style-name="Standard">CopyEdit</text:p>
      <text:p text:style-name="Standard">docker rm &lt;container_name&gt;</text:p>
      <text:p text:style-name="Standard"/>
      <text:p text:style-name="Standard">Troubleshooting</text:p>
      <text:p text:style-name="Standard"><text:tab/>• Fetch logs of a container </text:p>
      <text:p text:style-name="Standard"/>
      <text:p text:style-name="Standard">sh</text:p>
      <text:p text:style-name="Standard">CopyEdit</text:p>
      <text:p text:style-name="Standard">docker logs &lt;container_name&gt;</text:p>
      <text:p text:style-name="Standard"><text:tab/>• Open shell inside a running container </text:p>
      <text:p text:style-name="Standard"/>
      <text:p text:style-name="Standard">sh</text:p>
      <text:p text:style-name="Standard">CopyEdit</text:p>
      <text:p text:style-name="Standard">docker exec -it &lt;container_name&gt; /bin/bash</text:p>
      <text:p text:style-name="Standard">docker exec -it &lt;container_name&gt; sh</text:p>
      <text:p text:style-name="Standard"/>
      <text:p text:style-name="Standard">Docker Hub</text:p>
      <text:p text:style-name="Standard"><text:tab/>• Pull an image from DockerHub </text:p>
      <text:p text:style-name="Standard"/>
      <text:p text:style-name="Standard">sh</text:p>
      <text:p text:style-name="Standard"><text:soft-page-break/>CopyEdit</text:p>
      <text:p text:style-name="Standard">docker pull &lt;image_name&gt;</text:p>
      <text:p text:style-name="Standard"><text:tab/>• Publish an image to DockerHub </text:p>
      <text:p text:style-name="Standard"/>
      <text:p text:style-name="Standard">sh</text:p>
      <text:p text:style-name="Standard">CopyEdit</text:p>
      <text:p text:style-name="Standard">docker push &lt;username&gt;/&lt;image_name&gt;</text:p>
      <text:p text:style-name="Standard"><text:tab/>• Login to DockerHub </text:p>
      <text:p text:style-name="Standard"/>
      <text:p text:style-name="Standard">sh</text:p>
      <text:p text:style-name="Standard">CopyEdit</text:p>
      <text:p text:style-name="Standard">docker login -u &lt;username&gt;</text:p>
      <text:p text:style-name="Standard"/>
      <text:p text:style-name="Standard">(Or simply) </text:p>
      <text:p text:style-name="Standard"/>
      <text:p text:style-name="Standard">sh</text:p>
      <text:p text:style-name="Standard">CopyEdit</text:p>
      <text:p text:style-name="Standard">docker login</text:p>
      <text:p text:style-name="Standard"><text:tab/>• Logout from DockerHub </text:p>
      <text:p text:style-name="Standard"/>
      <text:p text:style-name="Standard">sh</text:p>
      <text:p text:style-name="Standard">CopyEdit</text:p>
      <text:p text:style-name="Standard">docker logout</text:p>
      <text:p text:style-name="Standard"><text:tab/>• Search for an image on DockerHub </text:p>
      <text:p text:style-name="Standard"/>
      <text:p text:style-name="Standard">sh</text:p>
      <text:p text:style-name="Standard">CopyEdit</text:p>
      <text:p text:style-name="Standard">docker search &lt;image_name&gt;</text:p>
      <text:p text:style-name="Standard"/>
      <text:p text:style-name="Standard">Volumes</text:p>
      <text:p text:style-name="Standard"><text:tab/>• List all volumes </text:p>
      <text:p text:style-name="Standard"/>
      <text:p text:style-name="Standard">sh</text:p>
      <text:p text:style-name="Standard">CopyEdit</text:p>
      <text:p text:style-name="Standard">docker volume ls</text:p>
      <text:p text:style-name="Standard"><text:tab/>• Create a named volume </text:p>
      <text:p text:style-name="Standard"/>
      <text:p text:style-name="Standard">sh</text:p>
      <text:p text:style-name="Standard">CopyEdit</text:p>
      <text:p text:style-name="Standard">docker volume create &lt;volume_name&gt;</text:p>
      <text:p text:style-name="Standard"><text:tab/>• Delete a named volume </text:p>
      <text:p text:style-name="Standard"/>
      <text:p text:style-name="Standard">sh</text:p>
      <text:p text:style-name="Standard">CopyEdit</text:p>
      <text:p text:style-name="Standard">docker volume rm &lt;volume_name&gt;</text:p>
      <text:p text:style-name="Standard"><text:tab/>• Mount a named volume with a container </text:p>
      <text:p text:style-name="Standard"/>
      <text:p text:style-name="Standard">sh</text:p>
      <text:p text:style-name="Standard">CopyEdit</text:p>
      <text:p text:style-name="Standard"><text:soft-page-break/>docker run --volume &lt;volume_name&gt;:&lt;mount_path&gt; &lt;image_name&gt;</text:p>
      <text:p text:style-name="Standard"/>
      <text:p text:style-name="Standard">(Or using --mount) </text:p>
      <text:p text:style-name="Standard"/>
      <text:p text:style-name="Standard">sh</text:p>
      <text:p text:style-name="Standard">CopyEdit</text:p>
      <text:p text:style-name="Standard">docker run --mount type=volume,src=&lt;volume_name&gt;,dest=&lt;mount_path&gt; &lt;image_name&gt;</text:p>
      <text:p text:style-name="Standard"><text:tab/>• Mount an anonymous volume </text:p>
      <text:p text:style-name="Standard"/>
      <text:p text:style-name="Standard">sh</text:p>
      <text:p text:style-name="Standard">CopyEdit</text:p>
      <text:p text:style-name="Standard">docker run --volume &lt;mount_path&gt; &lt;image_name&gt;</text:p>
      <text:p text:style-name="Standard"><text:tab/>• Create a bind mount </text:p>
      <text:p text:style-name="Standard"/>
      <text:p text:style-name="Standard">sh</text:p>
      <text:p text:style-name="Standard">CopyEdit</text:p>
      <text:p text:style-name="Standard">docker run --volume &lt;host_path&gt;:&lt;container_path&gt; &lt;image_name&gt;</text:p>
      <text:p text:style-name="Standard"/>
      <text:p text:style-name="Standard">(Or using --mount) </text:p>
      <text:p text:style-name="Standard"/>
      <text:p text:style-name="Standard">sh</text:p>
      <text:p text:style-name="Standard">CopyEdit</text:p>
      <text:p text:style-name="Standard">docker run --mount type=bind,src=&lt;host_path&gt;,dest=&lt;container_path&gt; &lt;image_name&gt;</text:p>
      <text:p text:style-name="Standard"><text:tab/>• Remove unused local volumes </text:p>
      <text:p text:style-name="Standard"/>
      <text:p text:style-name="Standard">sh</text:p>
      <text:p text:style-name="Standard">CopyEdit</text:p>
      <text:p text:style-name="Standard">docker volume prune</text:p>
      <text:p text:style-name="Standard"/>
      <text:p text:style-name="Standard">Networks</text:p>
      <text:p text:style-name="Standard"><text:tab/>• List all networks </text:p>
      <text:p text:style-name="Standard"/>
      <text:p text:style-name="Standard">sh</text:p>
      <text:p text:style-name="Standard">CopyEdit</text:p>
      <text:p text:style-name="Standard">docker network ls</text:p>
      <text:p text:style-name="Standard"><text:tab/>• Create a network </text:p>
      <text:p text:style-name="Standard"/>
      <text:p text:style-name="Standard">sh</text:p>
      <text:p text:style-name="Standard">CopyEdit</text:p>
      <text:p text:style-name="Standard">docker network create &lt;network_name&gt;</text:p>
      <text:p text:style-name="Standard"><text:tab/>• Remove a network </text:p>
      <text:p text:style-name="Standard"/>
      <text:p text:style-name="Standard">sh</text:p>
      <text:p text:style-name="Standard">CopyEdit</text:p>
      <text:p text:style-name="Standard">docker network rm &lt;network_name&gt;</text:p>
      <text:p text:style-name="Standard"><text:tab/>• Remove all unused networks </text:p>
      <text:p text:style-name="Standard"/>
      <text:p text:style-name="Standard">sh</text:p>
      <text:p text:style-name="Standard">CopyEdit</text:p>
      <text:p text:style-name="Standard"><text:soft-page-break/>docker network prun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9T12:06:58.545000000</meta:creation-date>
    <dc:date>2025-03-19T12:14:30.067000000</dc:date>
    <meta:editing-duration>PT7M34S</meta:editing-duration>
    <meta:editing-cycles>1</meta:editing-cycles>
    <meta:document-statistic meta:table-count="0" meta:image-count="0" meta:object-count="0" meta:page-count="5" meta:paragraph-count="141" meta:word-count="403" meta:character-count="2618" meta:non-whitespace-character-count="2298"/>
    <meta:generator>LibreOffice/24.2.5.2$Windows_X86_64 LibreOffice_project/bffef4ea93e59bebbeaf7f431bb02b1a39ee8a59</meta:generator>
  </office:meta>
</office:document-meta>
</file>